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25-06-1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25-03-24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25-01-10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24-08-1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24-06-20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24-04-05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23-12-27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23-11-03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23-06-27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23-04-21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22-12-15 0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22-06-21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22-01-24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21-07-0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21-04-1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20-12-29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20-08-28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20-06-01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20-04-06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20-01-0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9-09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9-07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9-04-04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8-12-21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8-09-15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8-06-14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7-12-07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7-07-28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6-10-27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6-07-0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6-02-1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6-01-28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5-12-1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5-11-25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5-10-2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5-09-0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5-08-27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5-07-09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5-06-12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5-05-20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5-03-09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5-02-17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5-01-23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4-12-29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4-12-02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4-10-28 0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4-09-02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4-07-31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4-06-30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4-05-27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4-04-25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4-03-28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4-02-28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3-12-30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3-11-15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3-09-26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3-08-28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3-07-22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3-06-13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3-05-17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3-04-30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3-03-21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3-02-21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3-01-25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2-12-3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2-11-0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2-10-31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2-09-2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2-08-31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2-06-29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2-05-29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2-04-26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2-03-13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2-02-23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2-01-12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1-11-21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1-10-3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1-09-19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201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8119224201</text:p>
          </table:table-cell>
          <table:table-cell office:value-type="string" calcext:value-type="string">
            <text:p>103 <text:s/>N17 E23 11BBBA1 <text:s text:c="3"/>WARPATH</text:p>
          </table:table-cell>
          <table:table-cell office:value-type="string" calcext:value-type="string">
            <text:p>198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22" meta:object-count="0"/>
    <meta:user-defined meta:name="AppVersion">3.0</meta:user-defined>
  </office:meta>
</office:document-meta>
</file>